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officeooo:rsid="000e17fd" officeooo:paragraph-rsid="00817ef2"/>
    </style:style>
    <style:style style:name="P7" style:family="paragraph" style:parent-style-name="Standard">
      <style:text-properties fo:font-style="normal" officeooo:rsid="0011b78d" officeooo:paragraph-rsid="000e17fd" style:font-style-asian="normal" style:font-style-complex="normal"/>
    </style:style>
    <style:style style:name="P8" style:family="paragraph" style:parent-style-name="Standard">
      <style:text-properties fo:font-style="normal" officeooo:rsid="001395a6" officeooo:paragraph-rsid="001395a6" style:font-style-asian="normal" style:font-style-complex="normal"/>
    </style:style>
    <style:style style:name="P9" style:family="paragraph" style:parent-style-name="Standard">
      <style:text-properties fo:font-style="normal" officeooo:rsid="001395a6" officeooo:paragraph-rsid="0033a831" style:font-style-asian="normal" style:font-style-complex="normal"/>
    </style:style>
    <style:style style:name="P10" style:family="paragraph" style:parent-style-name="Standard">
      <style:text-properties fo:font-style="normal" officeooo:rsid="001395a6" officeooo:paragraph-rsid="00378f83" style:font-style-asian="normal" style:font-style-complex="normal"/>
    </style:style>
    <style:style style:name="P11" style:family="paragraph" style:parent-style-name="Standard">
      <style:text-properties fo:font-style="normal" officeooo:rsid="001395a6" officeooo:paragraph-rsid="0061eb56" style:font-style-asian="normal" style:font-style-complex="normal"/>
    </style:style>
    <style:style style:name="P12" style:family="paragraph" style:parent-style-name="Standard">
      <style:text-properties fo:font-style="normal" officeooo:rsid="0015753f" officeooo:paragraph-rsid="0015753f" style:font-style-asian="normal" style:font-style-complex="normal"/>
    </style:style>
    <style:style style:name="P13" style:family="paragraph" style:parent-style-name="Standard">
      <style:text-properties fo:font-style="normal" officeooo:rsid="0015753f" officeooo:paragraph-rsid="0013d9cf" style:font-style-asian="normal" style:font-style-complex="normal"/>
    </style:style>
    <style:style style:name="P14" style:family="paragraph" style:parent-style-name="Standard">
      <style:text-properties fo:font-style="normal" officeooo:rsid="0019994c" officeooo:paragraph-rsid="0019994c" style:font-style-asian="normal" style:font-style-complex="normal"/>
    </style:style>
    <style:style style:name="P15" style:family="paragraph" style:parent-style-name="Standard">
      <style:text-properties fo:font-style="normal" officeooo:rsid="001f3414" officeooo:paragraph-rsid="001f3414" style:font-style-asian="normal" style:font-style-complex="normal"/>
    </style:style>
    <style:style style:name="P16" style:family="paragraph" style:parent-style-name="Standard">
      <style:text-properties fo:font-style="normal" officeooo:rsid="00209b39" officeooo:paragraph-rsid="00209b39" style:font-style-asian="normal" style:font-style-complex="normal"/>
    </style:style>
    <style:style style:name="P17" style:family="paragraph" style:parent-style-name="Standard">
      <style:text-properties fo:font-style="normal" officeooo:rsid="00209b39" officeooo:paragraph-rsid="0021df01" style:font-style-asian="normal" style:font-style-complex="normal"/>
    </style:style>
    <style:style style:name="P18" style:family="paragraph" style:parent-style-name="Standard">
      <style:text-properties fo:font-style="normal" officeooo:rsid="00232189" officeooo:paragraph-rsid="00232189" style:font-style-asian="normal" style:font-style-complex="normal"/>
    </style:style>
    <style:style style:name="P19" style:family="paragraph" style:parent-style-name="Standard">
      <style:text-properties fo:font-style="normal" officeooo:rsid="0028c790" officeooo:paragraph-rsid="0028c790" style:font-style-asian="normal" style:font-style-complex="normal"/>
    </style:style>
    <style:style style:name="P20" style:family="paragraph" style:parent-style-name="Standard">
      <style:text-properties fo:font-style="normal" officeooo:rsid="0029d36c" officeooo:paragraph-rsid="0029d36c" style:font-style-asian="normal" style:font-style-complex="normal"/>
    </style:style>
    <style:style style:name="P21" style:family="paragraph" style:parent-style-name="Standard">
      <style:text-properties fo:font-style="normal" officeooo:rsid="0029eade" officeooo:paragraph-rsid="0029eade" style:font-style-asian="normal" style:font-style-complex="normal"/>
    </style:style>
    <style:style style:name="P22" style:family="paragraph" style:parent-style-name="Standard">
      <style:text-properties fo:font-style="normal" officeooo:rsid="0029eade" officeooo:paragraph-rsid="006e8f70" style:font-style-asian="normal" style:font-style-complex="normal"/>
    </style:style>
    <style:style style:name="P23" style:family="paragraph" style:parent-style-name="Standard">
      <style:text-properties fo:font-style="normal" officeooo:rsid="002ba96c" officeooo:paragraph-rsid="002ba96c" style:font-style-asian="normal" style:font-style-complex="normal"/>
    </style:style>
    <style:style style:name="P24" style:family="paragraph" style:parent-style-name="Standard">
      <style:text-properties fo:font-style="normal" officeooo:rsid="002bb9d9" officeooo:paragraph-rsid="002bb9d9" style:font-style-asian="normal" style:font-style-complex="normal"/>
    </style:style>
    <style:style style:name="P25" style:family="paragraph" style:parent-style-name="Standard">
      <style:text-properties fo:font-style="normal" officeooo:rsid="002bb9d9" officeooo:paragraph-rsid="00311c85" style:font-style-asian="normal" style:font-style-complex="normal"/>
    </style:style>
    <style:style style:name="P26" style:family="paragraph" style:parent-style-name="Standard">
      <style:text-properties fo:font-style="normal" officeooo:rsid="002cdfd8" officeooo:paragraph-rsid="002cdfd8" style:font-style-asian="normal" style:font-style-complex="normal"/>
    </style:style>
    <style:style style:name="P27" style:family="paragraph" style:parent-style-name="Standard">
      <style:text-properties fo:font-style="normal" officeooo:rsid="002e922a" officeooo:paragraph-rsid="002e922a" style:font-style-asian="normal" style:font-style-complex="normal"/>
    </style:style>
    <style:style style:name="P28" style:family="paragraph" style:parent-style-name="Standard">
      <style:text-properties fo:font-style="normal" officeooo:rsid="00311c85" officeooo:paragraph-rsid="00311c85" style:font-style-asian="normal" style:font-style-complex="normal"/>
    </style:style>
    <style:style style:name="P29" style:family="paragraph" style:parent-style-name="Standard">
      <style:text-properties fo:font-style="normal" officeooo:rsid="0013d9cf" officeooo:paragraph-rsid="0033a831" style:font-style-asian="normal" style:font-style-complex="normal"/>
    </style:style>
    <style:style style:name="P30" style:family="paragraph" style:parent-style-name="Standard">
      <style:text-properties fo:font-style="normal" officeooo:rsid="00378f83" officeooo:paragraph-rsid="00378f83" style:font-style-asian="normal" style:font-style-complex="normal"/>
    </style:style>
    <style:style style:name="P31" style:family="paragraph" style:parent-style-name="Standard">
      <style:text-properties fo:font-style="normal" officeooo:rsid="00101028" officeooo:paragraph-rsid="0034b5e7" style:font-style-asian="normal" style:font-style-complex="normal"/>
    </style:style>
    <style:style style:name="P32" style:family="paragraph" style:parent-style-name="Standard">
      <style:text-properties fo:font-style="normal" officeooo:rsid="00101028" officeooo:paragraph-rsid="006b3add" style:font-style-asian="normal" style:font-style-complex="normal"/>
    </style:style>
    <style:style style:name="P33" style:family="paragraph" style:parent-style-name="Standard">
      <style:text-properties fo:font-style="normal" officeooo:rsid="001374ad" officeooo:paragraph-rsid="003fa6f9" style:font-style-asian="normal" style:font-style-complex="normal"/>
    </style:style>
    <style:style style:name="P34" style:family="paragraph" style:parent-style-name="Standard">
      <style:text-properties fo:font-style="normal" officeooo:rsid="007b8184" officeooo:paragraph-rsid="007b8184" style:font-style-asian="normal" style:font-style-complex="normal"/>
    </style:style>
    <style:style style:name="P35"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6"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7"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8" style:family="paragraph" style:parent-style-name="Standard">
      <style:text-properties fo:font-style="normal" fo:font-weight="normal" officeooo:rsid="00311c85" officeooo:paragraph-rsid="007b7f00" style:font-style-asian="normal" style:font-weight-asian="normal" style:font-style-complex="normal" style:font-weight-complex="normal"/>
    </style:style>
    <style:style style:name="P39"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40"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41" style:family="paragraph" style:parent-style-name="Standard">
      <style:text-properties fo:font-style="normal" fo:font-weight="normal" officeooo:rsid="00389a95" officeooo:paragraph-rsid="007b7f00" style:font-style-asian="normal" style:font-weight-asian="normal" style:font-style-complex="normal" style:font-weight-complex="normal"/>
    </style:style>
    <style:style style:name="P42"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43"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4" style:family="paragraph" style:parent-style-name="Standard">
      <style:text-properties fo:font-style="normal" fo:font-weight="normal" officeooo:rsid="007b7f00" officeooo:paragraph-rsid="007b7f00" style:font-style-asian="normal" style:font-weight-asian="normal" style:font-style-complex="normal" style:font-weight-complex="normal"/>
    </style:style>
    <style:style style:name="P45" style:family="paragraph" style:parent-style-name="Standard">
      <style:text-properties fo:font-style="normal" fo:font-weight="normal" officeooo:rsid="007b8184" officeooo:paragraph-rsid="007b8184" style:font-style-asian="normal" style:font-weight-asian="normal" style:font-style-complex="normal" style:font-weight-complex="normal"/>
    </style:style>
    <style:style style:name="P46" style:family="paragraph" style:parent-style-name="Standard">
      <style:text-properties fo:font-style="normal" fo:font-weight="normal" officeooo:rsid="007effd1" officeooo:paragraph-rsid="007effd1" style:font-style-asian="normal" style:font-weight-asian="normal" style:font-style-complex="normal" style:font-weight-complex="normal"/>
    </style:style>
    <style:style style:name="P47" style:family="paragraph" style:parent-style-name="Standard">
      <style:text-properties style:font-name="Courier 10 Pitch" fo:font-style="normal" officeooo:rsid="001395a6" officeooo:paragraph-rsid="001395a6" style:font-style-asian="normal" style:font-style-complex="normal"/>
    </style:style>
    <style:style style:name="P48" style:family="paragraph" style:parent-style-name="Standard">
      <style:text-properties style:font-name="Courier 10 Pitch" fo:font-style="normal" officeooo:rsid="00311c85" officeooo:paragraph-rsid="00311c85" style:font-style-asian="normal" style:font-style-complex="normal"/>
    </style:style>
    <style:style style:name="P49" style:family="paragraph" style:parent-style-name="Standard">
      <style:text-properties style:font-name="Courier 10 Pitch" fo:font-style="normal" officeooo:rsid="00378f83" officeooo:paragraph-rsid="00378f83" style:font-style-asian="normal" style:font-style-complex="normal"/>
    </style:style>
    <style:style style:name="P50"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52"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53"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7b7f00" officeooo:paragraph-rsid="007b7f00"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7b7f00" officeooo:paragraph-rsid="00311c85"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63"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64" style:family="paragraph" style:parent-style-name="Standard">
      <style:text-properties officeooo:rsid="001b0835" officeooo:paragraph-rsid="001b0835"/>
    </style:style>
    <style:style style:name="P65" style:family="paragraph" style:parent-style-name="Standard">
      <style:text-properties officeooo:rsid="00101028" officeooo:paragraph-rsid="001b0835"/>
    </style:style>
    <style:style style:name="P66" style:family="paragraph" style:parent-style-name="Standard">
      <style:text-properties officeooo:rsid="0011b78d" officeooo:paragraph-rsid="003fa6f9"/>
    </style:style>
    <style:style style:name="P67" style:family="paragraph" style:parent-style-name="Standard">
      <style:text-properties officeooo:rsid="0011b78d" officeooo:paragraph-rsid="0061eb56"/>
    </style:style>
    <style:style style:name="P68"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P69" style:family="paragraph" style:parent-style-name="Standard">
      <style:text-properties officeooo:rsid="000e17fd" officeooo:paragraph-rsid="0083e1fd"/>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eb56" style:font-style-asian="normal" style:font-style-complex="normal"/>
    </style:style>
    <style:style style:name="T23" style:family="text">
      <style:text-properties fo:font-style="normal" officeooo:rsid="00694b09" style:font-style-asian="normal" style:font-style-complex="normal"/>
    </style:style>
    <style:style style:name="T24" style:family="text">
      <style:text-properties fo:font-style="normal" officeooo:rsid="006b3add" style:font-style-asian="normal" style:font-style-complex="normal"/>
    </style:style>
    <style:style style:name="T25" style:family="text">
      <style:text-properties fo:font-style="normal" officeooo:rsid="00715a0b" style:font-style-asian="normal" style:font-style-complex="normal"/>
    </style:style>
    <style:style style:name="T26" style:family="text">
      <style:text-properties fo:font-style="normal" officeooo:rsid="0078b75c" style:font-style-asian="normal" style:font-style-complex="normal"/>
    </style:style>
    <style:style style:name="T27" style:family="text">
      <style:text-properties fo:font-style="normal" officeooo:rsid="00831fd7"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style:style style:name="T76" style:family="text">
      <style:text-properties officeooo:rsid="0078b75c"/>
    </style:style>
    <style:style style:name="T77" style:family="text">
      <style:text-properties officeooo:rsid="007a003e"/>
    </style:style>
    <style:style style:name="T78" style:family="text">
      <style:text-properties officeooo:rsid="007a2026"/>
    </style:style>
    <style:style style:name="T79" style:family="text">
      <style:text-properties officeooo:rsid="007b7f00"/>
    </style:style>
    <style:style style:name="T80" style:family="text">
      <style:text-properties officeooo:rsid="007bdd61"/>
    </style:style>
    <style:style style:name="T81" style:family="text">
      <style:text-properties officeooo:rsid="007c0f60"/>
    </style:style>
    <style:style style:name="T82" style:family="text">
      <style:text-properties officeooo:rsid="007d483e"/>
    </style:style>
    <style:style style:name="T83" style:family="text">
      <style:text-properties officeooo:rsid="007eed38"/>
    </style:style>
    <style:style style:name="T84" style:family="text">
      <style:text-properties officeooo:rsid="007f8f50"/>
    </style:style>
    <style:style style:name="T85" style:family="text">
      <style:text-properties officeooo:rsid="00817ef2"/>
    </style:style>
    <style:style style:name="T86" style:family="text">
      <style:text-properties officeooo:rsid="0081b4c7"/>
    </style:style>
    <style:style style:name="T87" style:family="text">
      <style:text-properties officeooo:rsid="0083e1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65">When using the mouse the left button is <text:span text:style-name="T78">generally</text:span> used. The right button <text:span text:style-name="T77">is mostly used for setting defaults or initiating MIDI-learn, but is also used for alternative menu operations</text:span>. The <text:span text:style-name="T46">scroll wheel gives fine control of knobs/sliders</text:span>. Like many programs, Yoshimi has multiple routes to get to most major functions, but we will only <text:span text:style-name="T46">describe</text:span> the easiest ones here.</text:p>
      <text:p text:style-name="P2"/>
      <text:p text:style-name="P64">Yoshimi remembers the last placement of most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52">First startup</text:p>
      <text:p text:style-name="P1"/>
      <text:p text:style-name="P6">The very first time you start Yoshimi you will see the main window and alongside this the virtual keyboard. <text:span text:style-name="T85">The main window will also have a small information window overlaying with a couple of recommendations. You will only see this once.</text:span></text:p>
      <text:p text:style-name="P6"/>
      <text:p text:style-name="P69">Clicking on th<text:span text:style-name="T85">e virtual keyboard</text:span> with the mouse should immediately produce sound, although it will be a plain sine-wave. Yoshimi tries to connect to <text:span text:style-name="T87">Alsa</text:span> first, and if it can’t find that it will connect to <text:span text:style-name="T87">the Jack</text:span> <text:span text:style-name="T29">audio </text:span>server. If it can’t find that either, it will still run <text:span text:style-name="T28">(</text:span>with no output) to give you a chance to investigate what went wrong.</text:p>
      <text:p text:style-name="P1"/>
      <text:p text:style-name="P5">If you got Yoshimi from one of the many distributions that carry it, <text:span text:style-name="T76">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2"/>
      <text:p text:style-name="P5"><text:span text:style-name="T11">Clicking on ‘Simple Sound’ <text:s/>will open </text:span><text:span text:style-name="T23">a window </text:span><text:span text:style-name="T25">with</text:span><text:span text:style-name="T23"> a drop-down list at the top left </text:span><text:span text:style-name="T25">that </text:span><text:span text:style-name="T23">will show</text:span><text:span text:style-name="T11"> ‘Arpeggios’. </text:span><text:span text:style-name="T23">This ‘</text:span><text:span text:style-name="T25">bank’ </text:span><text:span text:style-name="T23"><text:s/>h</text:span><text:span text:style-name="T25">as</text:span><text:span text:style-name="T11"> instruments </text:span><text:span text:style-name="T23">you can chose </text:span><text:span text:style-name="T11">with </text:span><text:span text:style-name="T24">the mouse</text:span><text:span text:style-name="T11">, and pl</text:span><text:span text:style-name="T13">a</text:span><text:span text:style-name="T11">y on the virtual keyboard. You can use keys as well as mouse, <text:s/>but you do need to click </text:span><text:span text:style-name="T26">on the virtual keyboard </text:span><text:span text:style-name="T11">with the mouse first to gain focus.</text:span></text:p>
      <text:p text:style-name="P31"/>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7"/>
      <text:p text:style-name="P66"><text:span text:style-name="T10">At this point you will probably want to connect to a real MIDI keyboard </text:span><text:span text:style-name="T14">(or other source of MIDI).</text:span></text:p>
      <text:p text:style-name="P33"/>
      <text:p text:style-name="P67"><text:span text:style-name="T16">On</text:span><text:span text:style-name="T14"> first time start Yoshimi defaults to </text:span><text:span text:style-name="T27">ALSA </text:span><text:span text:style-name="T14">MIDI</text:span><text:span text:style-name="T10"> </text:span><text:span text:style-name="T14">but if the server is not available, as with audio, it will try </text:span><text:span text:style-name="T27">Jack</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2">A</text:span><text:span text:style-name="T18"> program like </text:span><text:span text:style-name="T7">qjackctl </text:span><text:span text:style-name="T15">can be used to find and connect this, </text:span><text:span text:style-name="T22">e</text:span><text:span text:style-name="T15">ven if not running Jack, alternatively you will need to open a terminal window and type in:</text:span></text:p>
      <text:p text:style-name="P11"/>
      <text:p text:style-name="P47"><text:tab/><text:span text:style-name="T83">aconnect --list</text:span></text:p>
      <text:p text:style-name="P8"/>
      <text:p text:style-name="P10">This will give you a list of all the possible MIDI clie<text:span text:style-name="T30">n</text:span>ts that are available, <text:span text:style-name="T30">and you should recognise your keyboard by its name in quotes. This is <text:s/>followed by a similar line with the available ports.</text:span></text:p>
      <text:p text:style-name="P10"><text:soft-page-break/></text:p>
      <text:p text:style-name="P10">Now is probably a good time to take a quick look at settings. On the top menu bar, click on ‘Yoshimi’ for the drop-down menu and click on the <text:span text:style-name="T44">fifth </text:span><text:s/>item ‘Settings...’</text:p>
      <text:p text:style-name="P9"/>
      <text:p text:style-name="P9"><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9"/>
      <text:p text:style-name="P9"><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9"/>
      <text:p text:style-name="P29"><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3"/>
      <text:p text:style-name="P13"/>
      <text:p text:style-name="P63">Parts and Channels</text:p>
      <text:p text:style-name="P12"/>
      <text:p text:style-name="P12">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8"/>
      <text:p text:style-name="P14">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4"/>
      <text:p text:style-name="P15">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5"/>
      <text:p text:style-name="P15">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5"/>
      <text:p text:style-name="P15"/>
      <text:p text:style-name="P16"><text:span text:style-name="T34">Sound Editors</text:span>.</text:p>
      <text:p text:style-name="P16"/>
      <text:p text:style-name="P16">These can be reached either as mentioned above from the mixer panel or by clicking on the ‘Edit’ button in the main window.</text:p>
      <text:p text:style-name="P16"/>
      <text:p text:style-name="P16">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6"/>
      <text:p text:style-name="P16">These are quite complex and we will not go into detail in this short guide, but do explore <text:span text:style-name="T48">to see </text:span>and hear the things you can do.</text:p>
      <text:p text:style-name="P16"/>
      <text:p text:style-name="P18">Below these there <text:s/><text:span text:style-name="T85">are</text:span> a <text:span text:style-name="T85">pair of </text:span>‘Humanise’ slider, ‘<text:span text:style-name="T85">Detune’ and ‘Velocity’. Detune</text:span> gives a very small random <text:span text:style-name="T85">pitch shift</text:span> to the entire part, <text:span text:style-name="T85">while Velocity gives a random small playing weight change. As well as affecting the apparent volume, it will also modify and velocitiy sensing parts of Yoshimi, such as filters</text:span>.</text:p>
      <text:p text:style-name="P17"/>
      <text:p text:style-name="P17"><text:soft-page-break/>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17"/>
      <text:p text:style-name="P53">Effects</text:p>
      <text:p text:style-name="P17"/>
      <text:p text:style-name="P30">These fall into three groups. System, Insertion and Part. Tabs for System and Insertion effects are in the middle of Yoshimi’s main window.</text:p>
      <text:p text:style-name="P30"/>
      <text:p text:style-name="P30">System effects apply to the entire output sound, but the amount fed to them is decided per part by the <text:span text:style-name="T1">System Effect Sends</text:span> <text:span text:style-name="T52">that are near</text:span> the bottom right of the main window.</text:p>
      <text:p text:style-name="P30"/>
      <text:p text:style-name="P30">Insertion effects can be applied to any one part, or the main output. This is in addition to whatever other System or Part effects may have been applied.</text:p>
      <text:p text:style-name="P30"/>
      <text:p text:style-name="P30">Part effects only apply to an individual part, as accessed from the group editor (described above).</text:p>
      <text:p text:style-name="P30"/>
      <text:p text:style-name="P30">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7"/>
      <text:p text:style-name="P54">Controllers</text:p>
      <text:p text:style-name="P19"/>
      <text:p text:style-name="P19">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9"/>
      <text:p text:style-name="P19">Controller settings are per part, so what you set on channel 4 (say) will have no effect on any other<text:span text:style-name="T48">s.</text:span></text:p>
      <text:p text:style-name="P19"/>
      <text:p text:style-name="P56">Scales</text:p>
      <text:p text:style-name="P23"/>
      <text:p text:style-name="P30">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text:span text:style-name="T82">tunings</text:span> and keyboard mappings.</text:p>
      <text:p text:style-name="P19"/>
      <text:p text:style-name="P19"/>
      <text:p text:style-name="P55">Saving Work</text:p>
      <text:p text:style-name="P20"/>
      <text:p text:style-name="P30">Saving can only be done in <text:span text:style-name="T75">the </text:span>normal user areas <text:span text:style-name="T75">of your file system</text:span>, so it is a good idea to copy the default banks to your home directory. Depending on how Yoshimi was installed, <text:span text:style-name="T54">banks</text:span> <text:span text:style-name="T69">may</text:span> be <text:span text:style-name="T49">in either</text:span> of the following:</text:p>
      <text:p text:style-name="P49"><text:tab/>/usr/share/yoshimi </text:p>
      <text:p text:style-name="P49"><text:tab/>/usr/local/share/yoshimi</text:p>
      <text:p text:style-name="P30"/>
      <text:p text:style-name="P30">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30"/>
      <text:p text:style-name="P59"><text:soft-page-break/>Instruments</text:p>
      <text:p text:style-name="P20"/>
      <text:p text:style-name="P20">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20"/>
      <text:p text:style-name="P20">Once you have the name set <text:s/>you should decide whether you want to save <text:span text:style-name="T62">the instrument</text:span> as <text:span text:style-name="T36">a separate entity or place it in one of the banks for easy reference and MIDI access.</text:span></text:p>
      <text:p text:style-name="P20"/>
      <text:p text:style-name="P21">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1">To save in one of the instrument banks, open the bank you want to save to, click on the ‘SAVE’ button, then on the slot <text:span text:style-name="T56">where you</text:span> want <text:span text:style-name="T56">your new instrument placed</text:span>.</text:p>
      <text:p text:style-name="P21"/>
      <text:p text:style-name="P21">What you have saved will <text:span text:style-name="T66">be</text:span> the definition of all the engines, and the kit (if used). This won’t include <text:s/>humanise <text:span text:style-name="T86">controls </text:span>as th<text:span text:style-name="T86">ey</text:span> belong to the part itself, not the instruments you load into it.</text:p>
      <text:p text:style-name="P62"/>
      <text:p text:style-name="P62"/>
      <text:p text:style-name="P62">Patch Sets</text:p>
      <text:p text:style-name="P21"/>
      <text:p text:style-name="P22">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20"/>
      <text:p text:style-name="P23">These are saved via the top menu ‘Patch Sets’ and you can save with whatever name you like. As soon as you do, you will notice that ‘Recent Sets...’ has now been activated, so you can quickly re-fetch this, and any other ones you manage.</text:p>
      <text:p text:style-name="P23"/>
      <text:p text:style-name="P23"/>
      <text:p text:style-name="P57">State</text:p>
      <text:p text:style-name="P24"/>
      <text:p text:style-name="P25">The entire state of Yoshimi can also be saved. This includes all of the above, along with all your settings preferences. <text:span text:style-name="T43">By default it will be saved in:</text:span></text:p>
      <text:p text:style-name="P48"><text:tab/>/home/{user}/.config/yoshimi/yoshimi.state</text:p>
      <text:p text:style-name="P48"/>
      <text:p text:style-name="P28">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6"/>
      <text:p text:style-name="P16"/>
      <text:p text:style-name="P58">Vectors</text:p>
      <text:p text:style-name="P26"/>
      <text:p text:style-name="P26">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and parallels up to 4 parts per channel. So in theory you could have 16 of these defined.</text:span></text:p>
      <text:p text:style-name="P27"/>
      <text:p text:style-name="P27">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7"/>
      <text:p text:style-name="P27"/>
      <text:p text:style-name="P27"/>
      <text:p text:style-name="P34"><text:soft-page-break/><text:span text:style-name="T81">Vectors</text:span> use C<text:span text:style-name="T81">C</text:span>s (Continuous Controllers) <text:span text:style-name="T81">to make the actual changes, one for each axis.</text:span></text:p>
      <text:p text:style-name="P27">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7"/>
      <text:p text:style-name="P27">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5"/>
      <text:p text:style-name="P36">The Y axis is similar, and if activated, Yoshimi will be set for 64 parts.</text:p>
      <text:p text:style-name="P36"/>
      <text:p text:style-name="P37">All changes made are immediately effective, but disabling them will not disable the underlying instruments, nor will it lower the number of available parts. This is done to protect other elements that may have already been been set up.</text:p>
      <text:p text:style-name="P37"/>
      <text:p text:style-name="P37">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61"/>
      <text:p text:style-name="P60"/>
      <text:p text:style-name="P60">Midi Learn</text:p>
      <text:p text:style-name="P41"/>
      <text:p text:style-name="P44">This is a fairly <text:span text:style-name="T82">new </text:span>feature in Yoshimi, and enables you to ‘teach’ <text:s/>it to respond to MIDI CC messages .</text:p>
      <text:p text:style-name="P44"/>
      <text:p text:style-name="P44">To learn, hold Ctrl while right-clicking on any GUI control. There will be a pop-up window detailing the control you selected, or a message saying it's not learnable.</text:p>
      <text:p text:style-name="P44"/>
      <text:p text:style-name="P44">After that, if you were learning, the first physical controller you move, or CC message you send will be locked, and you'll see the GUI knob or slider move in sympathy with the physical control. The pop-up window will also disappear.</text:p>
      <text:p text:style-name="P44"/>
      <text:p text:style-name="P44">If you now use the 'Yoshimi' drop-down menu and click on 'MIDI Learn' you will see a new window displaying your recently learned controller. Along with a number of settings, you'll see text with precise details of this complete action.</text:p>
      <text:p text:style-name="P44"/>
      <text:p text:style-name="P44">There is also an 'activity' LED that flickers when the associated CC/channel is received, provided the line is not muted, or blocked by an earlier one.</text:p>
      <text:p text:style-name="P44"/>
      <text:p text:style-name="P45">MIDI-learn is unique in that the Master Reset button doesn’t clear the settings, as once set up most people want to keep it for an entire session. However, the editing window has a button to clear all of its current settings, along with the usual Load, Save and Recent options.</text:p>
      <text:p text:style-name="P44"/>
      <text:p text:style-name="P38"/>
      <text:p text:style-name="P38"/>
      <text:p text:style-name="P59">Other forms of Access</text:p>
      <text:p text:style-name="P39"/>
      <text:p text:style-name="P39">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9"/>
      <text:p text:style-name="P39">This mode of access gives you all the major features, but currently none of the editors. <text:span text:style-name="T73">This means</text:span> Yoshimi is quite usable, but not <text:span text:style-name="T61">yet </text:span>editable <text:span text:style-name="T61">from </text:span>here.</text:p>
      <text:p text:style-name="P39"/>
      <text:p text:style-name="P39">As well as normal MIDI CCs, program changes etc. very many settings can be changed via Non Registered Parameter Numbers (NRPN).</text:p>
      <text:p text:style-name="P59"><text:soft-page-break/>Further Information</text:p>
      <text:p text:style-name="P39"/>
      <text:p text:style-name="P39"><text:span text:style-name="T80">Depending on how Yoshimi was installed, o</text:span>ne of the following locations will give you a lot of detailed information, mostly in the form of plain text files:</text:p>
      <text:p text:style-name="P50"><text:tab/>/usr/share/doc/yoshimi</text:p>
      <text:p text:style-name="P50"><text:tab/>/usr/local/share/doc/yoshimi</text:p>
      <text:p text:style-name="P39"/>
      <text:p text:style-name="P40">Also a very <text:span text:style-name="T63">detailed</text:span> <text:span text:style-name="T80">and advanced </text:span>user manual is being built up by Chris at:</text:p>
      <text:p text:style-name="P40"><text:s/><text:tab/><text:a xlink:type="simple" xlink:href="https://github.com/ahlstromcj/yoshimi-doc" text:style-name="Internet_20_link" text:visited-style-name="Visited_20_Internet_20_Link">https://github.com/ahlstromcj/yoshimi-doc</text:a></text:p>
      <text:p text:style-name="P40"/>
      <text:p text:style-name="P46">Since Version 1.5.6 this has been included <text:span text:style-name="T84">in Yoshimi itself and can be found in the Yoshimi drop-down menu.</text:span></text:p>
      <text:p text:style-name="P39"/>
      <text:p text:style-name="P42">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42"/>
      <text:p text:style-name="P43">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43"/>
      <text:p text:style-name="P43"/>
      <text:p text:style-name="P39"/>
      <text:p text:style-name="P68">Copyright © 201<text:span text:style-name="T79">7-2019</text:span>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21-08-19T21:46:32.672403575</dc:date>
    <meta:editing-duration>PT5H11M29S</meta:editing-duration>
    <meta:editing-cycles>87</meta:editing-cycles>
    <meta:generator>LibreOffice/6.1.5.2$Linux_X86_64 LibreOffice_project/10$Build-2</meta:generator>
    <meta:document-statistic meta:table-count="0" meta:image-count="0" meta:object-count="0" meta:page-count="6" meta:paragraph-count="88" meta:word-count="2758" meta:character-count="15520" meta:non-whitespace-character-count="12825"/>
  </office:meta>
</office:document-meta>
</file>